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d1ef4" officeooo:paragraph-rsid="001d1ef4"/>
    </style:style>
    <style:style style:name="P2" style:family="paragraph" style:parent-style-name="Standard">
      <style:text-properties fo:font-size="12pt" officeooo:rsid="001d1ef4" officeooo:paragraph-rsid="001e7310"/>
    </style:style>
    <style:style style:name="P3" style:family="paragraph" style:parent-style-name="Standard">
      <style:text-properties fo:font-size="12pt" officeooo:rsid="001d1ef4" officeooo:paragraph-rsid="001f7580"/>
    </style:style>
    <style:style style:name="P4" style:family="paragraph" style:parent-style-name="Standard">
      <style:text-properties fo:font-size="12pt" officeooo:rsid="001e7310" officeooo:paragraph-rsid="001e7310"/>
    </style:style>
    <style:style style:name="P5" style:family="paragraph" style:parent-style-name="Standard">
      <style:text-properties fo:font-size="12pt" officeooo:rsid="001f7580" officeooo:paragraph-rsid="001f75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officeooo:rsid="001d1ef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731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<text:tab/><text:tab/><text:tab/></text:span><text:span text:style-name="T2">Lab 7</text:span></text:p>
      <text:p text:style-name="Standard"/>
      <text:p text:style-name="P1"><text:span text:style-name="T1">Name – </text:span><text:span text:style-name="T3">Amit Malav<text:tab/><text:tab/>130050032</text:span></text:p>
      <text:p text:style-name="P1"><text:span text:style-name="T3"><text:tab/> <text:s/>Lokit Kumar Paras<text:tab/>130050047</text:span></text:p>
      <text:p text:style-name="P1"/>
      <text:p text:style-name="P1"/>
      <text:p text:style-name="P1"><text:span text:style-name="T3">Part A</text:span></text:p>
      <text:p text:style-name="P1"/>
      <text:p text:style-name="P1"><text:span text:style-name="T3"><text:tab/>1) <text:tab/></text:span></text:p>
      <text:p text:style-name="P1"><text:span text:style-name="T3"><text:tab/><text:tab/>Count -&gt; 69125</text:span></text:p>
      <text:p text:style-name="P1"><text:span text:style-name="T3"><text:tab/><text:tab/>Time taken -&gt; 1384</text:span></text:p>
      <text:p text:style-name="P1"/>
      <text:p text:style-name="P1"><text:span text:style-name="T3"><text:tab/><text:tab/>Count -&gt; 52669</text:span></text:p>
      <text:p text:style-name="P1"><text:span text:style-name="T3"><text:tab/><text:tab/>Time taken -&gt; 1747</text:span></text:p>
      <text:p text:style-name="P1"/>
      <text:p text:style-name="P1"><text:span text:style-name="T3"><text:tab/><text:tab/>Count -&gt; 46292</text:span></text:p>
      <text:p text:style-name="P1"><text:span text:style-name="T3"><text:tab/><text:tab/>Time taken -&gt; 1686</text:span></text:p>
      <text:p text:style-name="P1"><text:span text:style-name="T3"><text:s/><text:tab/></text:span></text:p>
      <text:p text:style-name="P1"><text:span text:style-name="T3"><text:tab/><text:tab/>Avg Count = 56028.66</text:span></text:p>
      <text:p text:style-name="P1"><text:span text:style-name="T3"><text:tab/><text:tab/>Avg Time <text:s/>= 1605.66 micro sec</text:span></text:p>
      <text:p text:style-name="P1"/>
      <text:p text:style-name="P1"><text:span text:style-name="T3"><text:tab/>2) <text:s text:c="3"/><text:tab/></text:span></text:p>
      <text:p text:style-name="P1"><text:span text:style-name="T3"><text:tab/><text:tab/>No the value does not match N* K = 100000</text:span></text:p>
      <text:p text:style-name="P2"><text:span text:style-name="T3"><text:tab/><text:tab/></text:span></text:p>
      <text:p text:style-name="P2"><text:span text:style-name="T4"><text:tab/><text:tab/>Line responsible -&gt; count = count+1</text:span></text:p>
      <text:p text:style-name="P2"><text:span text:style-name="T4"><text:tab/><text:tab/>here the increment is not done atomically, hence one thread can read the value of <text:tab/><text:tab/>count before the other thread has saved the new value of count. Hence both of them <text:tab/><text:tab/>set the value of count to same value, where actually the value should have <text:tab/><text:tab/><text:tab/>incremented twice.</text:span></text:p>
      <text:p text:style-name="P4"/>
      <text:p text:style-name="P5"><text:span text:style-name="T3">Part B</text:span></text:p>
      <text:p text:style-name="P5"/>
      <text:p text:style-name="P5"><text:span text:style-name="T3"><text:tab/>1) <text:tab/><text:line-break/><text:tab/><text:tab/>Count -&gt; 54462</text:span></text:p>
      <text:p text:style-name="P5"><text:span text:style-name="T3"><text:tab/><text:tab/>Time taken -&gt; 2250</text:span></text:p>
      <text:p text:style-name="P5"/>
      <text:p text:style-name="P5"><text:span text:style-name="T3"><text:tab/><text:tab/>Count -&gt; 46241</text:span></text:p>
      <text:p text:style-name="P5"><text:span text:style-name="T3"><text:tab/><text:tab/>Time taken -&gt; 1943</text:span></text:p>
      <text:p text:style-name="P5"/>
      <text:p text:style-name="P5"><text:span text:style-name="T3"><text:tab/><text:tab/>Count -&gt; 62885</text:span></text:p>
      <text:p text:style-name="P5"><text:span text:style-name="T3"><text:tab/><text:tab/>Time taken -&gt; 2140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56:28.210012352</meta:creation-date>
    <dc:date>2016-02-29T15:12:16.682545428</dc:date>
    <meta:editing-duration>PT9M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32" meta:character-count="720" meta:non-whitespace-character-count="543"/>
  </office:meta>
</office:document-meta>
</file>